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in paar Anmerkungen zu dem Feld:</text:p>
      <text:p text:style-name="Standard">string[] passiveEffects;</text:p>
      <text:p text:style-name="Standard"/>
      <text:p text:style-name="Standard">Jeder PassiveEffects-String ist folgendermaßen Aufgebaut:</text:p>
      <text:p text:style-name="Standard"/>
      <text:p text:style-name="Standard">[add/block/counter] [ValueName] [SourceType] [Order] (Value)(%%)</text:p>
      <text:p text:style-name="Standard"/>
      <text:p text:style-name="Standard">Add=Verbessert oder Gewährt den nachfolgenden Wert, bzw. Den Status.</text:p>
      <text:p text:style-name="Standard">Block=Blockiert Boni mit geringer Order("Healing-Block")</text:p>
      <text:p text:style-name="Standard">Counter=Bei Konkurrierenden Proben kann ein Counter jedes Add derselben Kategorie mit geringer Order für die Probe aufheben. Anmekrung, wenn vor dem SourceTyp ein "§" steht, so werden ganze Effekte mit disem Namen gekontert.</text:p>
      <text:p text:style-name="Standard"/>
      <text:p text:style-name="Standard">ValueName=Name des zu veränderen Wertes</text:p>
      <text:p text:style-name="Standard"/>
      <text:p text:style-name="Standard">SourceType=Gibt die Herkunft(z.B. Magisch, Göttlich) des Effekts an. Ist ein "/" angegben, so gilt es als Universell. Bei Blocks und Counters wird so nur die Order betrachtet, können die Effekte Stacken.</text:p>
      <text:p text:style-name="Standard"/>
      <text:p text:style-name="Standard">Order=Bei Effekten derselben Herkunft zählt immer derjenige mit der höchsten Order.</text:p>
      <text:p text:style-name="Standard"/>
      <text:p text:style-name="Standard">Value=Optionaler Wert für Zahlenwerte der die Modifikation angibt.</text:p>
      <text:p text:style-name="Standard"/>
      <text:p text:style-name="Standard">%=Gibt an das es sich nicht um einen absoluten Wert sondern einen Multiplikativen Wert handelst.</text:p>
      <text:p text:style-name="Standard"/>
      <text:p text:style-name="Standard">Bei der Berechnung des Gesamtwertes werden zuerst Absolute Werte zusammengerechnet und danach mit den % Werten verechnet werden!</text:p>
      <text:p text:style-name="Standard"/>
      <text:p text:style-name="Standard">[supress] [Category/SourceTyp] [Name] [Order] [SourceTyp]</text:p>
      <text:p text:style-name="Standard"/>
      <text:p text:style-name="Standard">Pausiert entweder eine Kategorie oder Effekte bestimmter Quelle die unterhalb der Order liegen</text:p>
      <text:p text:style-name="Standard">Soucetyp bestimmt für Suppress Effekte die herkunft.</text:p>
      <text:p text:style-name="Standard">ORDER: Ein Effekt kann nur einen Supress haben</text:p>
      <text:p text:style-name="Standard"/>
      <text:p text:style-name="Standard">[protectagainst] [Category] [Name] [Order] [SourceTyp]</text:p>
      <text:p text:style-name="Standard"/>
      <text:p text:style-name="Standard">Verhindert die "Infektion" mit einem Effekt aus der entsprechenden Kategorie, sofern er eine geringer Order hat. SourceTyp gibt für supress an</text:p>
      <text:p text:style-name="P1">Aktive Effekte</text:p>
      <text:p text:style-name="Standard">Ablauf:</text:p>
      <text:p text:style-name="Standard">Jeder Effekt erstellt für jeden seiner ActiveEffectStrings in einem statischen Dienst ein Script-Objekt. Dieses empfängt von allen notwendigen Quellen Signale, über mögliche Trigger, überprüft diese mit den eingestellten Triggern und führt wenn Notwendig den angehängten Script aus.</text:p>
      <text:p text:style-name="Standard"/>
      <text:p text:style-name="Standard">Aufbau:</text:p>
      <text:p text:style-name="Standard">[TriggerBlock]</text:p>
      <text:p text:style-name="Standard">"EndBlock"</text:p>
      <text:p text:style-name="Standard">[VaribleBlock]</text:p>
      <text:p text:style-name="Standard">"EndBlock"</text:p>
      <text:p text:style-name="Standard">[Anweisungen]</text:p>
      <text:p text:style-name="Standard">"EndBlock"</text:p>
      <text:p text:style-name="Standard"/>
      <text:p text:style-name="Standard">Trigger</text:p>
      <text:p text:style-name="Standard">An Allen möglic</text:p>
      <text:p text:style-name="Standard"/>
      <text:p text:style-name="Standard">Triggermöglichkeiten</text:p>
      <text:p text:style-name="Standard">Activate=Situationsabhänig. Wird meist bei AOE-Triggern verwendet. z.B. Alarm</text:p>
      <text:p text:style-name="Standard">Intervall (Sekunden)=Aktivierung in Regelmäßigen Abständen</text:p>
      <text:p text:style-name="Standard">TakeDamageCreature -&gt;Source -&gt;Ammount=Aktivierung wenn Schaden genommen wird(Der nicht als Heilung gewertet wird) und eine Creature als Ursache hat</text:p>
      <text:p text:style-name="Standard">TakeDamage</text:p>
      <text:p text:style-name="Standard">TakeHeal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25M40S</meta:editing-duration>
    <meta:editing-cycles>16</meta:editing-cycles>
    <meta:generator>OpenOffice/4.1.1$Win32 OpenOffice.org_project/411m6$Build-9775</meta:generator>
    <dc:date>2015-05-14T13:19:57.81</dc:date>
    <dc:creator>Jordan Eichner</dc:creator>
    <meta:document-statistic meta:table-count="0" meta:image-count="0" meta:object-count="0" meta:page-count="2" meta:paragraph-count="37" meta:word-count="297" meta:character-count="2312"/>
    <meta:user-defined meta:name="Info 1"/>
    <meta:user-defined meta:name="Info 2"/>
    <meta:user-defined meta:name="Info 3"/>
    <meta:user-defined meta:name="Info 4"/>
  </office:meta>
</office:document-meta>
</file>